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1f6a2d" officeooo:paragraph-rsid="001f6a2d"/>
    </style:style>
    <style:style style:name="P2" style:family="paragraph" style:parent-style-name="Standard">
      <style:paragraph-properties fo:text-align="start" style:justify-single-word="false"/>
      <style:text-properties fo:font-size="14pt" officeooo:rsid="0020318b" officeooo:paragraph-rsid="0020318b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6pt" officeooo:rsid="001f6a2d" officeooo:paragraph-rsid="001f6a2d" style:font-size-asian="16pt" style:font-size-complex="16pt"/>
    </style:style>
    <style:style style:name="P4" style:family="paragraph" style:parent-style-name="Standard">
      <style:paragraph-properties fo:text-align="start" style:justify-single-word="false"/>
      <style:text-properties fo:font-size="12pt" officeooo:rsid="0020318b" officeooo:paragraph-rsid="0020318b" style:font-size-asian="10.5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rogramming Assignment #4</text:p>
      <text:p text:style-name="P1">Thomas Lillis</text:p>
      <text:p text:style-name="P1">CSCI 3753</text:p>
      <text:p text:style-name="P1"/>
      <text:p text:style-name="P2">Abstract</text:p>
      <text:p text:style-name="P4"/>
      <text:p text:style-name="P2">Introduction</text:p>
      <text:p text:style-name="P4"/>
      <text:p text:style-name="P2">Method</text:p>
      <text:p text:style-name="P4"/>
      <text:p text:style-name="P2">Results</text:p>
      <text:p text:style-name="P4"/>
      <text:p text:style-name="P2">Analysis</text:p>
      <text:p text:style-name="P4"/>
      <text:p text:style-name="P2">Conclusion</text:p>
      <text:p text:style-name="P4"/>
      <text:p text:style-name="P2">References</text:p>
      <text:p text:style-name="P4"/>
      <text:p text:style-name="P2">Appendix a: Raw data</text:p>
      <text:p text:style-name="P4"/>
      <text:p text:style-name="P2">Appendix b: All Code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 </meta:initial-creator>
    <meta:creation-date>2015-11-04T21:34:28.031443025</meta:creation-date>
    <dc:date>2015-11-04T21:40:48.192432850</dc:date>
    <dc:creator>tom </dc:creator>
    <meta:editing-duration>PT6M19S</meta:editing-duration>
    <meta:editing-cycles>2</meta:editing-cycles>
    <meta:generator>LibreOffice/4.4.2.2$Linux_X86_64 LibreOffice_project/40m0$Build-2</meta:generator>
    <meta:document-statistic meta:table-count="0" meta:image-count="0" meta:object-count="0" meta:page-count="1" meta:paragraph-count="12" meta:word-count="22" meta:character-count="148" meta:non-whitespace-character-count="138"/>
  </office:meta>
</office:document-meta>
</file>